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0bec" officeooo:paragraph-rsid="00140bec"/>
    </style:style>
    <style:style style:name="P2" style:family="paragraph" style:parent-style-name="Standard">
      <style:text-properties fo:language="de" fo:country="DE" officeooo:rsid="0016b67d" officeooo:paragraph-rsid="0016b67d"/>
    </style:style>
    <style:style style:name="P3" style:family="paragraph" style:parent-style-name="Standard">
      <style:text-properties fo:language="de" fo:country="DE" officeooo:rsid="0016b67d" officeooo:paragraph-rsid="001ac72c"/>
    </style:style>
    <style:style style:name="P4" style:family="paragraph" style:parent-style-name="Standard">
      <style:text-properties fo:language="de" fo:country="DE" officeooo:rsid="00140bec" officeooo:paragraph-rsid="00140bec"/>
    </style:style>
    <style:style style:name="P5" style:family="paragraph" style:parent-style-name="Standard">
      <style:text-properties fo:language="de" fo:country="DE" officeooo:rsid="001ac72c" officeooo:paragraph-rsid="001ac72c"/>
    </style:style>
    <style:style style:name="P6" style:family="paragraph" style:parent-style-name="Standard">
      <style:text-properties fo:language="de" fo:country="DE" officeooo:rsid="001b2259" officeooo:paragraph-rsid="001b2259"/>
    </style:style>
    <style:style style:name="P7" style:family="paragraph" style:parent-style-name="Standard">
      <style:text-properties fo:language="de" fo:country="DE" officeooo:rsid="001cc8be" officeooo:paragraph-rsid="001cc8be"/>
    </style:style>
    <style:style style:name="P8" style:family="paragraph" style:parent-style-name="Standard">
      <style:text-properties fo:language="de" fo:country="DE" officeooo:rsid="0018a7b0" officeooo:paragraph-rsid="001ac72c"/>
    </style:style>
    <style:style style:name="T1" style:family="text">
      <style:text-properties officeooo:rsid="0016b67d"/>
    </style:style>
    <style:style style:name="T2" style:family="text">
      <style:text-properties officeooo:rsid="0018a7b0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 Net <text:span text:style-name="T1">5</text:span></text:p>
      <text:p text:style-name="P1"/>
      <text:p text:style-name="P3"><text:span text:style-name="T2">Conceptnet ist ein </text:span>semantisches Netz. <text:span text:style-name="T2">Netzwerke sind Datensätze,welche aus Begriffen (Knoten) und derer Beziehungen (Kanten) bestehen. Bei semantischen Netzwerken bestehen die Kanten aus Wörtern, die eine Bedeutung der Beziehung zwischen zwei Knoten zuordnen. </text:span></text:p>
      <text:p text:style-name="P8">Oft werden Netzwerke als Graphen dargestellt. </text:p>
      <text:p text:style-name="P5"/>
      <text:p text:style-name="P5">In Abbildung … ist ein Netzwerk dargestellt. </text:p>
      <text:p text:style-name="P2"/>
      <text:p text:style-name="P4"/>
      <text:p text:style-name="P6">- mehrsprachig</text:p>
      <text:p text:style-name="P6">Wissensquellen:</text:p>
      <text:p text:style-name="P6">- crowsourscnowledge ( open mind comon sene, wiktionarry, dbpedia )←aktuellenicht mehr zielführend ( Trolle und erwartungshaltung der bezahlung )</text:p>
      <text:p text:style-name="P6">- games with a purpose ( verbosity, ndaya.jp</text:p>
      <text:p text:style-name="P6">- Expert resorces ( Open Mitltilingual Wordnet, OpenCyc, JMDict , … )</text:p>
      <text:p text:style-name="P6"/>
      <text:p text:style-name="P6"><text:a xlink:type="simple" xlink:href="https://www.youtube.com/watch?v=IEZxMhm1kV0&amp;t=52s" text:style-name="Internet_20_link" text:visited-style-name="Visited_20_Internet_20_Link">https://www.youtube.com/watch?v=IEZxMhm1kV0&amp;t=52s</text:a></text:p>
      <text:p text:style-name="P6"/>
      <text:p text:style-name="P6"/>
      <text:p text:style-name="P7">distributional semantic Text → semantic graph Bedeutung von Wörtern erlenen durch Text → nicht aleine zielführend, da keine Bedeutung beinhaltet ist, sondern nur Nähe/ Beziehung, außerdem werden seltene wörter schlecht repräsentiert</text:p>
      <text:p text:style-name="P7"/>
      <text:p text:style-name="P7">Nachteile von semantischen Netzwerken:</text:p>
      <text:p text:style-name="P7">- benötigt spiziell strukturierte Datensätze</text:p>
      <text:p text:style-name="P7">- repräsentiert nicht die aktuelle Sprache</text:p>
      <text:p text:style-name="P7"/>
      <text:p text:style-name="P7">→ Conceptnet Numberbatch vereint Conceptnet und distiubtuional Knowledge</text:p>
      <text:p text:style-name="P7"/>
      <text:p text:style-name="P7"/>
      <text:p text:style-name="P7"><draw:frame draw:style-name="fr1" draw:name="Object1" text:anchor-type="paragraph" svg:width="8.2681in" svg:height="0.0335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20:43:54.077294233</meta:creation-date>
    <meta:generator>LibreOffice/6.0.7.3$Linux_X86_64 LibreOffice_project/00m0$Build-3</meta:generator>
    <dc:date>2019-02-19T18:38:36.902821823</dc:date>
    <meta:editing-duration>P14DT22H19M44S</meta:editing-duration>
    <meta:editing-cycles>4</meta:editing-cycles>
    <meta:document-statistic meta:table-count="0" meta:image-count="0" meta:object-count="1" meta:page-count="1" meta:paragraph-count="15" meta:word-count="146" meta:character-count="1128" meta:non-whitespace-character-count="9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32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22" table:default-cell-style-name="Default"/>
        <table:table-row table:style-name="ro1" table:number-rows-repeated="11">
          <table:table-cell table:number-columns-repeated="4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.00.0000</text:date>, <text:time style:data-style-name="N2" text:time-value="22:23:33.387016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